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2f5d3" officeooo:paragraph-rsid="0012f5d3"/>
    </style:style>
    <style:style style:name="P2" style:family="paragraph" style:parent-style-name="Heading_20_3">
      <style:text-properties officeooo:paragraph-rsid="0014ee89"/>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style:font-name="DejaVu Sans Mono" fo:font-size="13pt" officeooo:rsid="0014ee89" officeooo:paragraph-rsid="0014ee89" style:font-size-asian="13pt" style:font-size-complex="13pt"/>
    </style:style>
    <style:style style:name="P5" style:family="paragraph" style:parent-style-name="Standard">
      <style:text-properties style:font-name="DejaVu Sans Mono" fo:font-size="13pt" style:font-size-asian="13pt" style:font-size-complex="13pt"/>
    </style:style>
    <style:style style:name="P6" style:family="paragraph" style:parent-style-name="Standard">
      <style:text-properties style:font-name="DejaVu Sans Mono" fo:font-size="13pt" officeooo:rsid="0012f5d3" officeooo:paragraph-rsid="0012f5d3" style:font-size-asian="13pt" style:font-size-complex="13pt"/>
    </style:style>
    <style:style style:name="P7" style:family="paragraph" style:parent-style-name="Text_20_body">
      <style:text-properties style:font-name="DejaVu Sans Mono" fo:font-size="13pt" style:font-size-asian="13pt" style:font-size-complex="13pt"/>
    </style:style>
    <style:style style:name="P8" style:family="paragraph" style:parent-style-name="Text_20_body">
      <style:text-properties style:font-name="DejaVu Sans Mono" fo:font-size="13pt" officeooo:rsid="0014fe27" officeooo:paragraph-rsid="0014fe27" style:font-size-asian="13pt" style:font-size-complex="13pt"/>
    </style:style>
    <style:style style:name="P9" style:family="paragraph" style:parent-style-name="Text_20_body">
      <style:text-properties style:font-name="DejaVu Sans Mono" fo:font-size="13pt" officeooo:rsid="0014fe27" officeooo:paragraph-rsid="00152930" style:font-size-asian="13pt" style:font-size-complex="13pt"/>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text-properties style:font-name="DejaVu Sans Mono" fo:font-size="13pt" style:font-size-asian="13pt" style:font-size-complex="13pt"/>
    </style:style>
    <style:style style:name="P17" style:family="paragraph" style:parent-style-name="Text_20_body" style:list-style-name="L6">
      <style:text-properties style:font-name="DejaVu Sans Mono" fo:font-size="13pt" style:font-size-asian="13pt" style:font-size-complex="13pt"/>
    </style:style>
    <style:style style:name="P18" style:family="paragraph" style:parent-style-name="Text_20_body" style:list-style-name="L5"/>
    <style:style style:name="P19" style:family="paragraph" style:parent-style-name="Text_20_body" style:list-style-name="L7"/>
    <style:style style:name="T1" style:family="text">
      <style:text-properties officeooo:rsid="00152930"/>
    </style:style>
    <style:style style:name="T2" style:family="text">
      <style:text-properties style:font-name="DejaVu Sans Mono" fo:font-size="13pt" fo:font-weight="normal" style:font-size-asian="13pt" style:font-weight-asian="normal" style:font-size-complex="13pt" style:font-weight-complex="normal"/>
    </style:style>
    <style:style style:name="T3" style:family="text">
      <style:text-properties style:font-name="DejaVu Sans Mono" fo:font-size="13pt" fo:font-weight="normal" officeooo:rsid="0014dabf" style:font-size-asian="13pt" style:font-weight-asian="normal" style:font-size-complex="13pt" style:font-weight-complex="normal"/>
    </style:style>
    <style:style style:name="T4" style:family="text">
      <style:text-properties style:font-name="DejaVu Sans Mono" fo:font-size="13pt" fo:font-weight="normal" officeooo:rsid="0014ee89" style:font-size-asian="13pt" style:font-weight-asian="normal" style:font-size-complex="13pt" style:font-weight-complex="normal"/>
    </style:style>
    <style:style style:name="T5" style:family="text">
      <style:text-properties style:font-name="DejaVu Sans Mono" fo:font-size="13pt" fo:font-weight="normal" officeooo:rsid="0014fe27" style:font-size-asian="13pt" style:font-weight-asian="normal" style:font-size-complex="13pt" style:font-weight-complex="normal"/>
    </style:style>
    <style:style style:name="T6" style:family="text">
      <style:text-properties style:font-name="DejaVu Sans Mono" fo:font-size="13pt" fo:font-weight="normal" officeooo:rsid="00152930" style:font-size-asian="13pt" style:font-weight-asian="normal" style:font-size-complex="13pt" style:font-weight-complex="normal"/>
    </style:style>
    <style:style style:name="T7" style:family="text">
      <style:text-properties style:font-name="DejaVu Sans Mono" fo:font-size="13pt" style:font-size-asian="13pt" style:font-size-complex="13pt"/>
    </style:style>
    <style:style style:name="T8" style:family="text">
      <style:text-properties style:font-name="DejaVu Sans Mono" fo:font-size="13pt" officeooo:rsid="00152930" style:font-size-asian="13pt" style:font-size-complex="13pt"/>
    </style:style>
    <style:style style:name="T9" style:family="text">
      <style:text-properties style:font-name="DejaVu Sans Mono" fo:font-size="13pt" officeooo:rsid="00153788"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2.</text:p>
      <text:h text:style-name="P1" text:outline-level="3"><text:span text:style-name="T3">-</text:span><text:span text:style-name="T2">Understanding </text:span><text:span text:style-name="Source_20_Text"><text:span text:style-name="T2">mmap</text:span></text:span><text:span text:style-name="T2"> and </text:span><text:span text:style-name="Source_20_Text"><text:span text:style-name="T2">munmap</text:span></text:span></text:h>
      <text:p text:style-name="Text_20_body"><text:span text:style-name="T7">The </text:span><text:span text:style-name="Source_20_Text"><text:span text:style-name="T7">mmap</text:span></text:span><text:span text:style-name="T7"> system call in Linux is used to map files or devices into memory. It's a method of memory-mapped file I/O that allows applications to access files on disk as part of their address space. </text:span><text:span text:style-name="Source_20_Text"><text:span text:style-name="T7">munmap</text:span></text:span><text:span text:style-name="T7"> is used to unmap a previously mapped area.</text:span></text:p>
      <text:p text:style-name="Text_20_body"><text:span text:style-name="Strong_20_Emphasis"><text:span text:style-name="T2">Syntax:</text:span></text:span></text:p>
      <text:p text:style-name="P3"><text:span text:style-name="Source_20_Text"><text:span text:style-name="T7">void *mmap(void *addr, size_t length, int prot, int flags, int fd, off_t offset);</text:span></text:span></text:p>
      <text:list xml:id="list620054369" text:style-name="L1">
        <text:list-item>
          <text:p text:style-name="P11"><text:span text:style-name="Source_20_Text"><text:span text:style-name="T7">addr</text:span></text:span><text:span text:style-name="T7">: Suggested starting address for the mapping; typically NULL, letting the system choose.</text:span></text:p>
        </text:list-item>
        <text:list-item>
          <text:p text:style-name="P11"><text:span text:style-name="Source_20_Text"><text:span text:style-name="T7">length</text:span></text:span><text:span text:style-name="T7">: Length of the mapping.</text:span></text:p>
        </text:list-item>
        <text:list-item>
          <text:p text:style-name="P11"><text:span text:style-name="Source_20_Text"><text:span text:style-name="T7">prot</text:span></text:span><text:span text:style-name="T7">: Desired memory protection (e.g., </text:span><text:span text:style-name="Source_20_Text"><text:span text:style-name="T7">PROT_READ</text:span></text:span><text:span text:style-name="T7">, </text:span><text:span text:style-name="Source_20_Text"><text:span text:style-name="T7">PROT_WRITE</text:span></text:span><text:span text:style-name="T7">).</text:span></text:p>
        </text:list-item>
        <text:list-item>
          <text:p text:style-name="P11"><text:span text:style-name="Source_20_Text"><text:span text:style-name="T7">flags</text:span></text:span><text:span text:style-name="T7">: Determines the visibility of the updates to the mapping (</text:span><text:span text:style-name="Source_20_Text"><text:span text:style-name="T7">MAP_PRIVATE</text:span></text:span><text:span text:style-name="T7"> for a private copy-on-write mapping, </text:span><text:span text:style-name="Source_20_Text"><text:span text:style-name="T7">MAP_SHARED</text:span></text:span><text:span text:style-name="T7"> for a shared mapping).</text:span></text:p>
        </text:list-item>
        <text:list-item>
          <text:p text:style-name="P11"><text:span text:style-name="Source_20_Text"><text:span text:style-name="T7">fd</text:span></text:span><text:span text:style-name="T7">: File descriptor of the file to be mapped.</text:span></text:p>
        </text:list-item>
        <text:list-item>
          <text:p text:style-name="P10"><text:span text:style-name="Source_20_Text"><text:span text:style-name="T7">offset</text:span></text:span><text:span text:style-name="T7">: Offset in the file/device where the mapping should start.</text:span></text:p>
        </text:list-item>
      </text:list>
      <text:p text:style-name="Text_20_body"><text:span text:style-name="Strong_20_Emphasis"><text:span text:style-name="Source_20_Text"><text:span text:style-name="T2">munmap</text:span></text:span></text:span><text:span text:style-name="Strong_20_Emphasis"><text:span text:style-name="T2"> Syntax:</text:span></text:span></text:p>
      <text:p text:style-name="P3"><text:span text:style-name="Source_20_Text"><text:span text:style-name="T7">int munmap(void *addr, size_t length);</text:span></text:span></text:p>
      <text:list xml:id="list4017744347" text:style-name="L2">
        <text:list-item>
          <text:p text:style-name="P13"><text:span text:style-name="Source_20_Text"><text:span text:style-name="T7">addr</text:span></text:span><text:span text:style-name="T7">: Address of the mapping.</text:span></text:p>
        </text:list-item>
        <text:list-item>
          <text:p text:style-name="P12"><text:span text:style-name="Source_20_Text"><text:span text:style-name="T7">length</text:span></text:span><text:span text:style-name="T7">: Length of the mapping.</text:span></text:p>
        </text:list-item>
      </text:list>
      <text:p text:style-name="P4">Code:</text:p>
      <text:h text:style-name="P2" text:outline-level="3"><text:span text:style-name="T4">Initial Program Setup (</text:span><text:span text:style-name="T5">first</text:span><text:span text:style-name="Source_20_Text"><text:span text:style-name="T5">.c</text:span></text:span><text:span text:style-name="T4">)</text:span></text:h>
      <text:list xml:id="list4024804705" text:style-name="L3">
        <text:list-item>
          <text:p text:style-name="P15"><text:span text:style-name="Source_20_Text"><text:span text:style-name="T7">VmPeak</text:span></text:span><text:span text:style-name="T7">: This metric shows the peak virtual memory size used by the process throughout its lifetime.</text:span></text:p>
        </text:list-item>
        <text:list-item>
          <text:p text:style-name="P15"><text:span text:style-name="Source_20_Text"><text:span text:style-name="T7">VmSize</text:span></text:span><text:span text:style-name="T7">: Current virtual memory size of the process. It indicates the total amount of virtual memory that the process has allocated.</text:span></text:p>
        </text:list-item>
        <text:list-item>
          <text:p text:style-name="P14"><text:span text:style-name="Source_20_Text"><text:span text:style-name="T7">VmRSS</text:span></text:span><text:span text:style-name="T7">: Resident Set Size, or the amount of physical memory currently being used by the process.</text:span></text:p>
        </text:list-item>
      </text:list>
      <text:p text:style-name="P7">This stage demonstrates the baseline memory usage of the program without any modifications, giving a snapshot of how <text:soft-page-break/>much memory a simple allocation and initialization of an array impacts the virtual and physical memory sizes.</text:p>
      <text:p text:style-name="P8">Execution steps:</text:p>
      <text:p text:style-name="P8">gcc -Wall -o one first.c</text:p>
      <text:p text:style-name="P8">./one</text:p>
      <text:p text:style-name="P8">After each line enter intput from user is expected to continue</text:p>
      <text:h text:style-name="Heading_20_3" text:outline-level="3"><text:span text:style-name="T2">After Adding Memory Mapping (</text:span><text:span text:style-name="T5">second</text:span><text:span text:style-name="Source_20_Text"><text:span text:style-name="T2">.c</text:span></text:span><text:span text:style-name="T2">)</text:span></text:h>
      <text:p text:style-name="Text_20_body"><text:span text:style-name="Strong_20_Emphasis"><text:span text:style-name="T2">Memory Mapping (</text:span></text:span><text:span text:style-name="Strong_20_Emphasis"><text:span text:style-name="Source_20_Text"><text:span text:style-name="T2">mmap</text:span></text:span></text:span><text:span text:style-name="Strong_20_Emphasis"><text:span text:style-name="T2">):</text:span></text:span></text:p>
      <text:list xml:id="list1274380571" text:style-name="L4">
        <text:list-item>
          <text:p text:style-name="P16">An anonymous memory page is requested from the operating system, not backed by any file, and is set to be private, meaning it won't be shared with other processes.</text:p>
        </text:list-item>
      </text:list>
      <text:p text:style-name="Text_20_body"><text:span text:style-name="Strong_20_Emphasis"><text:span text:style-name="T2">Virtual Memory (</text:span></text:span><text:span text:style-name="Strong_20_Emphasis"><text:span text:style-name="Source_20_Text"><text:span text:style-name="T2">VmSize</text:span></text:span></text:span><text:span text:style-name="Strong_20_Emphasis"><text:span text:style-name="T2">):</text:span></text:span></text:p>
      <text:list xml:id="list575929630" text:style-name="L5">
        <text:list-item>
          <text:p text:style-name="P18"><text:span text:style-name="T7">After memory mapping using </text:span><text:span text:style-name="Source_20_Text"><text:span text:style-name="T7">mmap</text:span></text:span><text:span text:style-name="T7">, </text:span><text:span text:style-name="Source_20_Text"><text:span text:style-name="T7">VmSize</text:span></text:span><text:span text:style-name="T7"> increases by at least the size of one memory page. This reflects the allocation of virtual memory space which initially does not require physical memory backing (not visible in </text:span><text:span text:style-name="Source_20_Text"><text:span text:style-name="T7">VmRSS</text:span></text:span><text:span text:style-name="T7"> until accessed).</text:span></text:p>
        </text:list-item>
      </text:list>
      <text:p text:style-name="Text_20_body"><text:span text:style-name="T7">This step allows observation of the effect of memory mapping on virtual memory size without yet affecting physical memory, demonstrating how </text:span><text:span text:style-name="Source_20_Text"><text:span text:style-name="T7">mmap</text:span></text:span><text:span text:style-name="T7"> allocates address space.</text:span></text:p>
      <text:p text:style-name="P8">Execution steps:</text:p>
      <text:p text:style-name="P8">gcc -Wall -o one <text:span text:style-name="T1">second.</text:span>c</text:p>
      <text:p text:style-name="P8">./one</text:p>
      <text:p text:style-name="P8">After each line enter intput from user is expected to continue</text:p>
      <text:h text:style-name="Heading_20_3" text:outline-level="3"><text:span text:style-name="T2">After Writing Data to Mapped Memory (</text:span><text:span text:style-name="T6">third</text:span><text:span text:style-name="Source_20_Text"><text:span text:style-name="T2">.c</text:span></text:span><text:span text:style-name="T2">)</text:span></text:h>
      <text:p text:style-name="Text_20_body"><text:span text:style-name="Strong_20_Emphasis"><text:span text:style-name="T2">Writing Data:</text:span></text:span></text:p>
      <text:list xml:id="list1947994490" text:style-name="L6">
        <text:list-item>
          <text:p text:style-name="P17">The program writes data into the memory-mapped page. This is typically done to trigger the allocation of physical memory as the operating system must now back the previously virtual-only page with actual RAM.</text:p>
        </text:list-item>
      </text:list>
      <text:p text:style-name="Text_20_body"><text:span text:style-name="Strong_20_Emphasis"><text:span text:style-name="T2">Physical Memory Usage (</text:span></text:span><text:span text:style-name="Strong_20_Emphasis"><text:span text:style-name="Source_20_Text"><text:span text:style-name="T2">VmRSS</text:span></text:span></text:span><text:span text:style-name="Strong_20_Emphasis"><text:span text:style-name="T2">):</text:span></text:span></text:p>
      <text:list xml:id="list1823018830" text:style-name="L7">
        <text:list-item>
          <text:p text:style-name="P19"><text:soft-page-break/><text:span text:style-name="T7">Following the data write into the memory-mapped page, </text:span><text:span text:style-name="Source_20_Text"><text:span text:style-name="T7">VmRSS</text:span></text:span><text:span text:style-name="T7"> increases. This change occurs because the OS needs to allocate a physical page to store the data written, hence increasing the actual RAM usage.</text:span></text:p>
        </text:list-item>
      </text:list>
      <text:p text:style-name="Text_20_body"><text:span text:style-name="T7">This final step demonstrates the demand paging mechanism where physical memory allocation is deferred until a page is actually written to. It provides a practical example of how </text:span><text:span text:style-name="Source_20_Text"><text:span text:style-name="T7">VmRSS</text:span></text:span><text:span text:style-name="T7"> can be used to track physical memory usage changes in response to program actions.</text:span></text:p>
      <text:p text:style-name="P9">Execution steps:</text:p>
      <text:p text:style-name="P9">gcc -Wall -o one <text:span text:style-name="T1">third</text:span>.c</text:p>
      <text:p text:style-name="P9">./one</text:p>
      <text:p text:style-name="P9">After each line enter intput from user is expected to continue</text:p>
      <text:p text:style-name="Text_20_body"><text:span text:style-name="T9">T</text:span><text:span text:style-name="T7">hroughout these stages, </text:span><text:span text:style-name="T8">we can </text:span><text:span text:style-name="T7">see how virtual and physical memory management play roles in application performance and resource usage. </text:span><text:span text:style-name="Source_20_Text"><text:span text:style-name="T7">mmap</text:span></text:span><text:span text:style-name="T7"> provides a flexible way to manage memory that optimizes usage by delaying physical allocation until necessary, thereby efficiently managing system resources. This approach is crucial for applications requiring large amounts of memory or for systems where memory usage efficiency is critical.</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9:48:22.410872801</meta:creation-date>
    <dc:date>2024-06-08T22:11:44.328800576</dc:date>
    <meta:editing-duration>PT4M55S</meta:editing-duration>
    <meta:editing-cycles>2</meta:editing-cycles>
    <meta:generator>LibreOffice/7.3.7.2$Linux_X86_64 LibreOffice_project/30$Build-2</meta:generator>
    <meta:document-statistic meta:table-count="0" meta:image-count="0" meta:object-count="0" meta:page-count="3" meta:paragraph-count="46" meta:word-count="598" meta:character-count="3695" meta:non-whitespace-character-count="3158"/>
  </office:meta>
</office:document-meta>
</file>